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99in"/>
    </style:style>
    <style:style style:name="co2" style:family="table-column">
      <style:table-column-properties fo:break-before="auto" style:column-width="0.6583in"/>
    </style:style>
    <style:style style:name="co3" style:family="table-column">
      <style:table-column-properties fo:break-before="auto" style:column-width="1.3689in"/>
    </style:style>
    <style:style style:name="co4" style:family="table-column">
      <style:table-column-properties fo:break-before="auto" style:column-width="1.545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20" table:default-cell-style-name="ce1"/>
        <table:table-row table:style-name="ro1">
          <table:table-cell table:formula="of:=FALSE()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rav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co tu s tím excel udělal? asi tam byla nepravda</text:p>
          </table:table-cell>
          <table:table-cell table:number-columns-repeated="1019"/>
        </table:table-row>
        <table:table-row table:style-name="ro2">
          <table:table-cell table:formula="of:=TRUE()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číslovka, dát pryč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bece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bs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bsolu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bsolv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bsorb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bstrak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strakt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bsurd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h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áč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á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apt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dapt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ap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ekvá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é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ep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jektiv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ministrati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mir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opt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dop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op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renal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re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v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vok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erob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erob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f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f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ge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g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gen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go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grá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ro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re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i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irb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 + ba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kadem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c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cep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c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né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orát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o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té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k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kti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tu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umul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umul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kus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u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vár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viz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r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báns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bán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b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ego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er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exand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f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gorit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i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ib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igá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iment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kalic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koh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ma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muž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o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t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ternat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truis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at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bas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b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bul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ety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fib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fiteát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erič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nest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oni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on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moni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li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plitu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ul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algetik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alý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amné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an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arch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atom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dě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dro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ekd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ém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estez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gažm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gaž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g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g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k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ony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orex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ámb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semb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té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tibiotik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tidepresiv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ti + depre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tikvariá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tilo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ar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ara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artm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at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e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etý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e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la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lik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okalyp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ošt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qu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quapar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qua + par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anžm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anž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bi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boret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chaic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chandě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dě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chi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chí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chiv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e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é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gu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á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árijs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k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kti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m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ma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og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ó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o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tik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zen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fal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is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p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pir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tero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t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t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e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ism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eli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ent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l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le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mosf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ribu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r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di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di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dio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d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stralopité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ál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entic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is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r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venu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ver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voká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xi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zy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b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ába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á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b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ha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áchor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čko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ula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á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dmin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g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g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h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áj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bájit, varianta báj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jon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kal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kte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a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an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anc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dachý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kó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věřit variantu balkon – v derinetu nen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l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v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zá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mb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n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n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n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n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ň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nkr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i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iká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ár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o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ás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š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sta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te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to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to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to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v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zal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ža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z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á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zé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zic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zil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d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ach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éč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é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ěd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bíd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d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d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havior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j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ý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kat</text:p>
          </table:table-cell>
          <table:table-cell/>
          <table:table-cell office:value-type="string" calcext:value-type="string">
            <text:p>ZZ: nebo fotbalista, podle rodu homonymu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let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ělm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íl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nedik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nef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ne_ + _f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nton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t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nz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u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y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ě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se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st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stsell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st + se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zbran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án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zchyb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yb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zděk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ěž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zmál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ál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éžov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béž v morflexu je překvapivě adverbiu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zpeč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zpilo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ilo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zpoč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zpočtu</text:p>
          </table:table-cell>
          <table:table-cell office:value-type="string" calcext:value-type="string">
            <text:p>CHECKDIRECTION</text:p>
          </table:table-cell>
          <table:table-cell office:value-type="string" calcext:value-type="string">
            <text:p>ZZ: jakým směre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zpodmíneč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dmín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zpreceden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eceden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zproblémo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blém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problémový? (opět větší skupina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zprostřed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ztvar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zúdržbo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údržba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údržbov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zútěš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útěch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zvýcho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ýcho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zvýraz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ýra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b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cyk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_ + cykl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í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k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k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kin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l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lanc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ilan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li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l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í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ná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sk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st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za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z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ábo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blábol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a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á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áz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b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e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e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es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i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ížen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í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íž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od blízký, nebo obráceně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íz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iz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íz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iž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íz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o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ond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oud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není primárnější bloud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oum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u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ů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bb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b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chn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d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d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d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dygu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dy + guar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ha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jk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lšev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lt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m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nb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nm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n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okmak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ok + mak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rd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r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r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rův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bor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s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tan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uc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u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u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u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uř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x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a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amb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and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án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an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a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a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áz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e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řeč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řečť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ře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ej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e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řemen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ení primárnější břímě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řev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řich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řidl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ief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ig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ik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římě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ře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ří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kol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kovn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on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sk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uk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bruč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u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uz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ž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us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ut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ý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z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z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zy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b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b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ch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cla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doucn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budouc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f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ů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ja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j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ldoz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l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ndeslig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ngal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ň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nk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rác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rc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ř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r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ržoaz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ržoas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sines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š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d bouch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t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v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yd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ý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yl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ys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sta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yst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ý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yt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zu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fé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a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ak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m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á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á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á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ar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č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á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st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ast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čas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édéč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édé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čedi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MISSEDBYSARKA</text:p>
          </table:table-cell>
          <table:table-cell office:value-type="string" calcext:value-type="string">
            <text:p>ZZ: čad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e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du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j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j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ítit</text:p>
          </table:table-cell>
          <table:table-cell office:value-type="string" calcext:value-type="string">
            <text:p>COLLOQ</text:p>
          </table:table-cell>
          <table:table-cell office:value-type="string" calcext:value-type="string">
            <text:p>ZZ: nespisovné varianty zpracovat analogick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e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leď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l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list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l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luliti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ni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n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ntr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nz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nz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p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p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remoniá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remon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remo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rnobí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černoče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černý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ale dvakrát, kompozitum? (jistojistý, ještě něco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ernovlas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černý + vlas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čer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r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rst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r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rve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asi od “červ”, ale synchronně mrtvé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es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sn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stop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sta + ps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stujíc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cestov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é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b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lu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lu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rak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ris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r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r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átr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chatr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tr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ech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em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ill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ip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irur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lácho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la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la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las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lé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lé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lop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ló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lub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l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m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m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mýř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ob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omá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op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ó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orá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ó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o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ou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oulosti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ou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á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án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á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ře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řip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ó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rom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řt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yzanté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t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uchval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u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ulig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u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vá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vá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vá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v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ví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vo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yb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ý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ys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y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yt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bu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i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f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gar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gár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gare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čí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hel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ihl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h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k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í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í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í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in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činorod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činný + ro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í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i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írk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rk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i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ísa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iš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ís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í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ster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is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í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ro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ro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k citrón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itr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v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v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íž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z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zokraj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izí + kra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zorod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izí + ro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čl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n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ou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ud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um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lově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lu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melá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máme spojené s čmelík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n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oč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okol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eb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me + bac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u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ut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mpu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ou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u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p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tiho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čest + hod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čtveř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tverý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pozor,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tvr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ENTNUM</text:p>
          </table:table-cell>
          <table:table-cell office:value-type="string" calcext:value-type="string">
            <text:p>ZZ: čtyři, čtvrt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tvrť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tvrtý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tvrt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ENTNUM</text:p>
          </table:table-cell>
          <table:table-cell office:value-type="string" calcext:value-type="string">
            <text:p>ZZ: čtvrt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tyřicí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tyřice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tyř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tyři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pozor,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tyřle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pozor,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c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d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u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k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k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krov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ukr + va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l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um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ur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čůr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va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va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vi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vič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vi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v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klis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klo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ykl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lin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n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při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ďáb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k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ál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k dál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lek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dál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ál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á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á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ás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áv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áv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b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ce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al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bak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b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b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b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cen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c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ě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ěd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ě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ě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f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fenzi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fenziv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fic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fin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grad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h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ějstv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ě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k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ěk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kla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kol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k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kr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ě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f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ikate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ikát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iká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i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ě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ělo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m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mi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m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ém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monst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montáž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mont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peš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p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port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ort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pozit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pre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rb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ě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át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setile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sig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ign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sig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sít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ENTNUM</text:p>
          </table:table-cell>
          <table:table-cell office:value-type="string" calcext:value-type="string">
            <text:p>ZZ: souvisí s číslovkou de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kto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sk_ + _to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sk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pek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éš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tin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trukti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ta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tek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tekti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tek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termi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velop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velop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velop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ví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vě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zé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ze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zinfe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z_ + _infek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b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bet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ama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dak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ecé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elektrik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es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fer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ferenciá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feren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ferenc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feren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fra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fu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_ + fúz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fuz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fuz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gesto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k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íkůvzdá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ík + vzdá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í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le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ll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í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ěl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men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pl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ploma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í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rec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rig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cipl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ert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ert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kré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krimi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krimin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ku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_ + _kur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ku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peč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pečin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peči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pl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po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t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tan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ít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í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vide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vi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la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l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lou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lu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b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cel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“celý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c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chu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uť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čis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čis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dateč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dat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dneš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neš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hodnou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ohod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j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klád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olo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kořán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k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ktrí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ku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la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pojit s tolare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l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dolní/dolů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lů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ó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ác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ům, dom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měk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ěk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mé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in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min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mi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nív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fantom “mnít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morod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ům + ro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mů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d “dům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nedáv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dáv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nekoneč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koneč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opravd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avda, opravd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pam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podrob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drob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prav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opra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předu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ARENTPREPOS</text:p>
          </table:table-cell>
          <table:table-cell office:value-type="string" calcext:value-type="string">
            <text:p>ZZ: souvisí s vpřed/před - kořen předložka? Analogicky za - zadní/zád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prostř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stř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provo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vo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r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rů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rosten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rů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širo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širok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st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s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su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_sud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kandidát na fantomový lexé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teď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ď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tě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týk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fantom potýk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uf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up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uš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uch nebo dec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utn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vě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ě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ó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zad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ad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kořen předložka z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zlatov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lat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z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zír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zor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zír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zvu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zvuče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zvuk? (dozvučet je řádově řidší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á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af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á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ahocen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ahý + ce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ahok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ahý + kám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a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a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amaturg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a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á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ás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aslí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drasl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astic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á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souvisí s “dřít”, co je primárnějš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a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át (V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áž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b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d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řeň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řep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ře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esi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řev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ře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h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if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řím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ř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ří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jak souvisí s drá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iv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řívějš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ří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mo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obeč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ob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ob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rob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oboun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ob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o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o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ožd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ož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s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ůbe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u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uhořad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uhý + řada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ž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ž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ž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ž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z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al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ál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chov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chovní (A)</text:p>
          </table:table-cell>
          <table:table-cell office:value-type="string" calcext:value-type="string">
            <text:p>CONVE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k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ů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jak spojit s dole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ů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m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n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p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up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ůra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š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ůsled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bude souviset s “následek”/”sledovat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ůsle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sled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s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us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ůstoj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st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ž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vací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vace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pozor,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vanác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vanác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veř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vojic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ENTNUM</text:p>
          </table:table-cell>
          <table:table-cell office:value-type="string" calcext:value-type="string">
            <text:p>ZZ: k číslovce “dva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voj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va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pozor,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vouden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va + den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voudíl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va + díl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vouh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vou + hra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dva, číslov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voukříd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va + křídlo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vů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ýc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ycht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ých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ý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ý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ý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ynam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ynam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ynast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ý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žb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že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žentlm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tlem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žihá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žín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ží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žung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ž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ch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d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f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kolog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kzé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eg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ektric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ektr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ektron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ekt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imin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ip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ix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a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i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bar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blé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bry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ig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irá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í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i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i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o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ocion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mo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ot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mo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er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klá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orm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t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trop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vironment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zy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po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p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e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o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up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eme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em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enci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sen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kor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te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tab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ta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é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tik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tnik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ét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tu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fo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tanaz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vaku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ku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vangel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ventu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vi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vok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vok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volu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ak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cel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cel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xc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o nevi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xc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eku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empl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hib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hib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is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kre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kur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o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o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pand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pan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pand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peri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pe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plici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plicit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plo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plo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pon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po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pre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pre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presion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pre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tá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e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tra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é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br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celif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ce + lif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c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ád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jn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jn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jnšmek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k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kt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k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kul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lan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á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móz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nat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n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nfá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ntaz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nt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r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rmac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s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scin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šis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t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u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vor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á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zo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je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min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é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nomé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noty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eno_ + ty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enyk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ér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rdina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estiv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as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a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íg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g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gurí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gu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l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l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ná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n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ni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n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rewa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re + wa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rmwa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rm + war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t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tness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x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x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x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x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i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íz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jo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á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ash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ashdis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ash + dis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a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ét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exibi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lex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ó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orb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or + _b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ow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ňu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b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k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ól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l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lkl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l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lkló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n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nt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o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ó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enz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mu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mu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ór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v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f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si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sil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tb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t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imárnější fotografie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u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y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g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j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á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ekv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e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é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o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on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ndament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unda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un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ng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ů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rt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ú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yzic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lax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le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ma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m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ra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r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rni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rson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u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z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jz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er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erál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rál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ne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e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i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éni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éni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oci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pa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stap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s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het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ga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laci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ladiá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laz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lób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lo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los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los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ukó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ó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l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nd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ri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ác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di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ffit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f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a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ma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n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ndsl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and + sla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nu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tu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áz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e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ém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ima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o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ote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lá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ru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s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vern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ymnas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ymnáz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ymp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OLLOQ</text:p>
          </table:table-cell>
          <table:table-cell office:value-type="string" calcext:value-type="string">
            <text:p>ZZ: gymnáziu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áb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á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á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jd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áj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jz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l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le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lé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ló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mburg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m + burg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, hamburg-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ndica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neb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hanb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ng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ppen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ampád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dwa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é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f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mo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mon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rmon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tchb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ttric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á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vá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varij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vár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va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vár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vě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vr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za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bit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hýb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b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dváb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j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kt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moglob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ž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patiti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rbic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řmán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o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s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z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hň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sto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tpará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it + pará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la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ad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ouvisí s hladk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lad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l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l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a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e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ed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esnou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hlas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lí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í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o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ou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ouč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lu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loup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ub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loub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hloub asi nebude v derinetu, tak od hluboký nebo hloubk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luc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m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mat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m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my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n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ned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ně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ně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ní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n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níz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nů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n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bb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b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d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d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d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d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od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hod (ale ten je homo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d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hod, hodov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j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k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l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lt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lu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min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m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nor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nor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r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rizo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r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ř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rm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rna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hor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rní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“hora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rn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r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spi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spod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hospodář?/hospodař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spod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spo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spodá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spoda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spod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stinský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stine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t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to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u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u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usen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u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ušt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st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va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v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věz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v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v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v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ab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ab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á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a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adl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hrad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r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anol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ranol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r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řá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“horký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rá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řb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řbito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d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ře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řeb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říbě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ři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ří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říd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ří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o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o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řm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roma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ou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ou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oz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t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ub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uď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u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ů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yz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b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ube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uče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houk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ů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lá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man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man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umán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m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m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m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rik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s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t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věz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viz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víz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víz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voz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ybr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ýč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ye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ygieni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gie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y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ý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yste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ýžd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yz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e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e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entic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entifik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d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n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d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y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gel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gno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hned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k hned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ko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leg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gál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lust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lu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ag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agin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agin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aginá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in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i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i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ed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erati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ér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lement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le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lik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lik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o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onov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stojí to za fanto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mpo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po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ozan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roviz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ul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ulzí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pul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un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dic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dik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dik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ividu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du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duk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fanti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far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fe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fl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f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form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fú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úz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gredi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iciá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ici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iciat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je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kli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klin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klu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kontin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kou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ov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solv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lven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spe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spektorá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pekt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spirat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spi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stal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stan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stin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stitu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stit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stru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gri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egr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g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l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lig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nz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nzí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i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im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r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u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vali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valid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va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v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ven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vent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ver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ver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ves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žený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zer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zul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o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racion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cionál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ro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slá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zo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bl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ch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c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ád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gu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h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k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kbysme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m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kkol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kkoli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kob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ARENTCONJ</text:p>
          </table:table-cell>
          <table:table-cell office:value-type="string" calcext:value-type="string">
            <text:p>ZZ: jak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k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k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ksepatří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ak + pat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kž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lo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á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nt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rmar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s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ás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sm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t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jatk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t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 k jat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át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v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zy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z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čm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denác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edenác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di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eden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pozor, to se asi nechytne, číslovky v derinetu nejso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d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dn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ARENTNUM</text:p>
          </table:table-cell>
          <table:table-cell office:value-type="string" calcext:value-type="string">
            <text:p>ZZ: Rejzek: najít jednotu, tzn. od jed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dnič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eden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pozor,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dnoden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eden + den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dnoli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eden + litý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dno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eden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pozor,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dno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edna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nebo jeden? (ale číslovky tam stejně nemáme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h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h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l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m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n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pti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řá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sky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s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ště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ště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střá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t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v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ž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zer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ez (viz 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íc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i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ik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í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il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inam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jinde, jin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ind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i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inova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i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iřin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ZZ: Jiří/Jiřin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isk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í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is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it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iž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ízdá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ez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ízli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iz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mé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m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k jó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ó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gu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i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j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nath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urn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ü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ubile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udikatu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d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u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uni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ust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bar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b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b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b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b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briol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č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c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ch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cí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ď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de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h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j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ju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ka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kt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lam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lc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lho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lho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lhot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lib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li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lo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lu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ará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él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m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e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i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kol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m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pa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p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n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ap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cel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clé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did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di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no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ň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n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oná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n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noný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ovn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tá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tý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y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y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olí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ol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pac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aci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p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ilá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pil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pit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it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it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p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p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p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p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r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s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u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u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ab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af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am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anté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av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av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banát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din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i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ika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lovars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arlovy Var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r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nev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ár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rosé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o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tá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t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sár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š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š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si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sk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št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stel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str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talo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t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tar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ta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tastrof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teche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ted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tego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to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tol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u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uč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u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uz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á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val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vi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zaj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z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z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z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bel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de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dekol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depa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d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stylistická variant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dovíja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do vědět + j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dy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dykoli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kdekoli/kudykol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c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eč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elím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e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eram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haki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i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i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iw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ábo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c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l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laks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m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ně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lon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ap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lap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larin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s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á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áš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u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uzu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áve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v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e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en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e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ep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le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es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ešt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í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í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líče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klíč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i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i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in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i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išé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is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íšt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obá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obo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ok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on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op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opý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lopýt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lou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ouz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u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ub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l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us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m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m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mi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mit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mitoč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mo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nedl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ně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ni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n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nofl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n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ňu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a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al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ber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b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b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morfflex nezná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bli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b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by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č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c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č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č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cov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ó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d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de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efici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fe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f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gniti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hez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hez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ho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ój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j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ka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k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kp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k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k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ktej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á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ap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éb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e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e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eg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e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ekti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emjdouc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lemjdoucí (A)</text:p>
          </table:table-cell>
          <table:table-cell office:value-type="string" calcext:value-type="string">
            <text:p>CONVERS</text:p>
          </table:table-cell>
          <table:table-cell office:value-type="string" calcext:value-type="string">
            <text:p>ZZ: zpodstatnělá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lemjdouc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lem_ <text:s/>+ _jdouc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l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ibř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ís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i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m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lm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obě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lo + bě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loběž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lo + běž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l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o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on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onial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lon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loni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lon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lo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or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lor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l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os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lo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loto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ó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an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b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biné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bin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ed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en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fo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ik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iks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mik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m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i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n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od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o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pa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p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patibi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mpenz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mpet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plementá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mple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mpl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ple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pli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plik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pli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mpo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on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mpo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p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poz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mpre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pre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mpromi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unik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un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mu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mun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ň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cent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ncert</text:p>
          </table:table-cell>
          <table:table-cell office:value-type="string" calcext:value-type="string">
            <text:p>SARKAWRONG</text:p>
          </table:table-cell>
          <table:table-cell office:value-type="string" calcext:value-type="string">
            <text:p>ZZ: to 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ncep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ceptu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ncep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cer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ce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ce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čet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c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d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d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ejš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ek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fer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fli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form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front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greg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greg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gr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kre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_ + _kre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kré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ku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kur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op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rá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sen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sorci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stan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sta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stel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stel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struk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stru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stru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n_ + _stru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ta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tejn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tex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tin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tinui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tinu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tinu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tra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tr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t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ntrola</text:p>
          </table:table-cell>
          <table:table-cell office:value-type="string" calcext:value-type="string">
            <text:p>SARKAWRONG</text:p>
          </table:table-cell>
          <table:table-cell office:value-type="string" calcext:value-type="string">
            <text:p>ZZ: to 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n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v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ver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vert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verz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v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zer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zervat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zervato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zerv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zist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zistent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z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zo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zu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zul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z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p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p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p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p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pret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př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pul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nějak spojit s kupo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py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á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ál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rál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r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e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rig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rek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rek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o neví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rektu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rek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o nevi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ř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espond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respond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respond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rian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id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ig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ři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mid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no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ouh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o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por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porá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rpor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r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up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ý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y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z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ši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sme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sm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št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st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stý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ó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t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t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tl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t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tn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tou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trmel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t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u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u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uke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uk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u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up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u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us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us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uz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vb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wbo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zač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zá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zá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různé etymo, podle hom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zoro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za + ro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a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ab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a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a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á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ás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krásný od krása, nebo obráceně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á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át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á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át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á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av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av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ážem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č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rk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č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eati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e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eč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eden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ed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é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eh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ejc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ejč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áj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ré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em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es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es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řt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reté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ev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í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íd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imin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išťá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rys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itér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i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i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í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iž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říž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ri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íže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ří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řižovatka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křiž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r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kolom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rk + lom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rm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oc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okodý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on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o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ou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ou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t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u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umpáč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arianta krompáč? OK, Morfflex nezná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uný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ůpě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upobit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oupa + bit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ru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ů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u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ych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yp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y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yst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ý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šef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sich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št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terak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ARENTPRON</text:p>
          </table:table-cell>
          <table:table-cell office:value-type="string" calcext:value-type="string">
            <text:p>ZZ: souvisí s kter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b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chy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d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dr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dy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f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k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kl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ukl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ukuř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ů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l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li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l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ltiv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ump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ů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pé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p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upě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upodiv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di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upol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propojit s kopul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pó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p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upřed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ed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dlož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ů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ú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ů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rá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r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rióz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r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r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rý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rz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tá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ut (V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ů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ž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vá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val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vant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var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vart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vart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var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vě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věte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v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ví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vi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vó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ýb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OLLOQ</text:p>
          </table:table-cell>
          <table:table-cell office:value-type="string" calcext:value-type="string">
            <text:p>ZZ: jak spojit s kbelík/kyblí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ý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yč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ý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ymác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y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ypr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sel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ys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ý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yta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y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ý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ýv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ýže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bi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borato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bu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byri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cht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č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de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á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d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ág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g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h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áh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á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l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m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mi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m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ný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p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pto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p_ + _to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r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s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á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sk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lás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s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s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t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á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ure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á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v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v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áv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áz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as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ch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g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ge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gín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gislat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gitim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gr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h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jst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é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kn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ktv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l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n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p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není primárnější lep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pš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ší</text:p>
          </table:table-cell>
          <table:table-cell office:value-type="string" calcext:value-type="string">
            <text:p>COMPAR</text:p>
          </table:table-cell>
          <table:table-cell office:value-type="string" calcext:value-type="string">
            <text:p>ZZ: komparativ dobr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še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k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tar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t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tm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roč kompozitum, není to od letm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é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topoč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ukém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vandu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v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vha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v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v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v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ž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l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ž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ž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éz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hostej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kompozitu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hů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b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ber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bez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lib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b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bre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c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chot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lich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c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heň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í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íh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j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k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kvi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l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l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m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mon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muz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eá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gvis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ole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p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šej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še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š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š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st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ta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ét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te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th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to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tur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v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z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aj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bb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c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c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ď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div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ď + v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dy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dž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g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gis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k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c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k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k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komot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k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mc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ňsk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imární asi lon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p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s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te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terij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ter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u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u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u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u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u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u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u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óž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žis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ž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p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ub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er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u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krati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m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ů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štěn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x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yr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ys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ýt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y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ze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ží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ce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č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ác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á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hin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h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č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áč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da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dam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demoisel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d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f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gaz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gi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gistrá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g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gná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n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g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á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j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jest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joné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j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klé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k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lá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álem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“málo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l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licher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l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linka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link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ál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mal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á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m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age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až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d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d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év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év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év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á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ife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ikú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i_ + kú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ipu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tin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t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u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ufaktu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že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lastně kompozitum malžen a přesmyčka, speciální ty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ž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gar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in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ihu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in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ingo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ket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krabě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rabě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ký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mel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š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x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r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ak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š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i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k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š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ás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opu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so + pů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ožra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so + žrav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z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á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stek</text:p>
          </table:table-cell>
          <table:table-cell office:value-type="string" calcext:value-type="string">
            <text:p>SARKAWRONG</text:p>
          </table:table-cell>
          <table:table-cell office:value-type="string" calcext:value-type="string">
            <text:p>ZZ: co? mast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áť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pojit s matka/matičk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á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ad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čin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mat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tema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eri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r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r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ri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u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turi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uzole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á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im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maximální/maximu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xim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z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z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an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čb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chb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cená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ě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chan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ěď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dai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dailó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ail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dailon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ail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dic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dika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ik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di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di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éd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dvě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jd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ěk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ěl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lou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br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en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orand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mori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nhi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ěn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nš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ší</text:p>
          </table:table-cell>
          <table:table-cell office:value-type="string" calcext:value-type="string">
            <text:p>COMPAR</text:p>
          </table:table-cell>
          <table:table-cell office:value-type="string" calcext:value-type="string">
            <text:p>ZZ: pozor, komparati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n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nu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ěř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imárnější míra, nebo měř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ruň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siá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ěsí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ěsíč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ěsí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š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ěs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t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t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t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t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z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zer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mez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hou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c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gré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g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j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k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kro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kroorganis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lén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liar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l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li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litan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lý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m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mi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mo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ARENTPREPOS</text:p>
          </table:table-cell>
          <table:table-cell office:value-type="string" calcext:value-type="string">
            <text:p>ZZ: souvisí s předložkou mimo (takových bude víc, mělo by se zpracovat systematicky, třeba naproti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ar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er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i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iatu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n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im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i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n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pojit s mní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nor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us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u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s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s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s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s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st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ís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tin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et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tochondri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MISSEDBYSARKA</text:p>
          </table:table-cell>
          <table:table-cell office:value-type="string" calcext:value-type="string">
            <text:p>ZZ: mitochondri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ze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zé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z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la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l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l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lčk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lč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lé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l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l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l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luvč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určitě od “mluvit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luv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ni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nohd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spíš kompozitu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nohe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noh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noh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d mnoho, nebo obráceně? (ale vztah by tam být měl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nož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noh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b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bili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bi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o 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c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čá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ci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ó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d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ó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e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e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der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de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robí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drý + bíl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d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u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hut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hy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močit/mokr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kř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kr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leku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l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i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sieu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stróz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nstr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nstr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tér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té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n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u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rál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ál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rbid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rč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ř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rf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sa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ti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tor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t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t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tý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u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ud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u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vi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za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z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akodra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ram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a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ave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á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ří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r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rk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ňo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rňav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rs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t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ze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mrzký, mrzut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š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š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chomůr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dr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dr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m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m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n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ů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s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šk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šketý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ške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š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sli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ú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ze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z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zik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ý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y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y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ys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ys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ý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ý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ýt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z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žou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bád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bá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bě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bě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bíz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bídnou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dohledat, proč se to nepořešilo s vid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blíz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líz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ča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ča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čež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zájmeno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áči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in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cion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cis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čí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č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d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dál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 dá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dá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dbyt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áde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de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de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dhe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dho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dho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dlož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ž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dmír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í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do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dobr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dosmrt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osmrt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dpřiroze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řiroze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dřízený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dří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ňad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drob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rob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dstand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ndar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dt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zájmeno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dzem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em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zemn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f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ha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h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h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áhodou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náhod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hrub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rubý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jednotně s naširoko apod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jedno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ednou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jednou je víceznačné, ale v derinetu je asi jen příslovce, nikoli číslovka, která by tu byla vhodnějš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ájem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áj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jem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emný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jemn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jevo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e zjevit/jev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koli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li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křiv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řiv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kro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ro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lev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lé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léz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kontrolovat vztah s naleznout, nález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mátko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mát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měst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a míst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ámě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mít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místě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ís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astane homonymi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mí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mít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mol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ámra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mrz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nebevzet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be + vz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nejvýš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jvýš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ni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zájmeno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ok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páj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poj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pla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pl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l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podob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dob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p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poj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pomín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pome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poprvé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rvé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pos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_posle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od posledn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prázd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ázd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př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ed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dlož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prot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t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řad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řád (Rejz 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rativ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r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rci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rkó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áro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říci (jako výrok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árož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ru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ruži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růžově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ůžov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rychl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ychl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schvá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_schvá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šin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áš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zájmeno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ský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skyt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sled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následovat, nebo sled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slep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lep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snadě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nadn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ásob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spěc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pě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stra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stra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suc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uchý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such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t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zájmeno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tožpa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tož + p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trval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rvalo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derinet asi trvalo nezná, takže k trvalý (za fantom to nestojí), ale kazí se tím analogie k dočis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á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tvrd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vr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eč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č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ěk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ěk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věk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vene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n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í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í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ig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vlék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vlé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vrš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r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štív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výsos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ýso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zdo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zd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ždyck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ždyck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zby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bý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zítří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ít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živ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živ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živ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živ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živý, živo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žlout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žlut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zpaměť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pamět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zpě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k zpě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ázvoslov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ázev + slo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andertál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VARI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andrtál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pozor, něco podobného už bylo v první dáv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b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bezpeč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EGLATTICE</text:p>
          </table:table-cell>
          <table:table-cell office:value-type="string" calcext:value-type="string">
            <text:p>ZZ: bezpeč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bezpeč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bezpečné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bezpečno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bo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c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čin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čin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činno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čisto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čist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čistot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dávn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ávno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nedáv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dohledn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dohled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asi dohledný/dohlédnou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dokonal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dokonalý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dopal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doplati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dopál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dopatře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atř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dostateč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dostateč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jak s negac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dostate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ZZ: dostatek/stač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dozí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zřít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důvě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ůvě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fé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é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gati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g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ě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h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horáz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hyb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hýba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hyb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j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jina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in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jisto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jist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jistota? (podobně nezaměstnaný apod.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jprve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ZZ: k prvn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kl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i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ěkoliker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ěkolik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konečn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koneč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konečn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kt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lib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lib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libo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mil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lost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mís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ístný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moto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orný</text:p>
          </table:table-cell>
          <table:table-cell/>
          <table:table-cell office:value-type="string" calcext:value-type="string">
            <text:p>ZZ: není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movitos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EGLATTICE</text:p>
          </table:table-cell>
          <table:table-cell office:value-type="string" calcext:value-type="string">
            <text:p>ZZ: nemovit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mož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mož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možno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ěm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nadá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dít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oblom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blomit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ocho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chota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ochvěj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hvět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plat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lat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spíš platn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lod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lod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plod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oho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ho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ohodl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hodl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ose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posedě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posedě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ozná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ozna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spíš pozn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ozor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ozor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pozorný asi nebud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řátelstv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řítel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přátelstv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ravidel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ravidel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pravidelno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řebe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přebra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přebr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řes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řes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přesno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říjem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říjem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příjemno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říliš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íliš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řítom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řítom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přítomno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řízeň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ízeň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rospě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spě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ře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rov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rov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rovno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rovnová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vnováh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rozluč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zlou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r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sče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čí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schop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chop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schopno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sho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skutečn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kutečné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skutečno? Navíc neskutečné není základní tv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smlouva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mlouvat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smrtel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mrtel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smrtelno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sná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nad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soul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l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spav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pav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spavo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spoč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počí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spokoje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pokoje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spokojeno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é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stabili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tabilní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stabili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šťast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šťast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štov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stran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a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šva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švarn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svobo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vobo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tboo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 + boo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te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tknu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tknou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knou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topý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třeb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řeb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trpěliv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rpěliv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trpělivost? (netrpělivý asi nebude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úča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úča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úpros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pros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určit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čit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jak s negac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ur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uró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úspě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úspěch</text:p>
          </table:table-cell>
          <table:table-cell/>
          <table:table-cell office:value-type="string" calcext:value-type="string">
            <text:p>ZZ: všechny zamrzlé negace by se daly vzít jedním vrze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ustá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stat</text:p>
          </table:table-cell>
          <table:table-cell/>
          <table:table-cell office:value-type="string" calcext:value-type="string">
            <text:p>ZZ: nebo stálý? máme ustál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utrin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utr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utuchajíc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utuch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vědom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vědom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vědom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vědomk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vědě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spíš vědě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vědom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vědě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vědomost? (nevědět asi nebude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vě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vidomý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vidě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vidě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v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viňát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vin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vin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vin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vrl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ějak složitě s vařit/vří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výho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ýho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wt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t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x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záj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áj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zaměstnanos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EGLATTICE</text:p>
          </table:table-cell>
          <table:table-cell office:value-type="string" calcext:value-type="string">
            <text:p>ZZ: zaměstnano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zaměstnaný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zaměstnaný (A)</text:p>
          </table:table-cell>
          <table:table-cell office:value-type="string" calcext:value-type="string">
            <text:p>CONVE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závisl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závisl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závislo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zd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d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zkro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kro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znal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znal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znalo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znám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znám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spíš znám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známý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námý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ady nastane homonymi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zvěs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věd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iče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ič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ARENTPRON</text:p>
          </table:table-cell>
          <table:table-cell office:value-type="string" calcext:value-type="string">
            <text:p>ZZ: nic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co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nic jako zájmeno asi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k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kot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ktera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ter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imro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ss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t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íz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óbl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ble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cle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c + lež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mi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min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nsto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n + sto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r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ořit 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r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t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u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v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zd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d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kleá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kleot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kleo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trič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ů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ymf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yní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á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chůz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cház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div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iv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bdivuho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dob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b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ě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ěs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ěš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ě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ěta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bět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éz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ezře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bez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hlíd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hlíd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hlíž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hlídnou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o mi zní hovorově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bí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ě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il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ilov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il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jas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jas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j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je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d obejmou/objím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bjížď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objíždě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bl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las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ajímavé, z ob-vlast - ovládané jedním vladařem (Rejzek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bláz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l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á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u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lou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n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náš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oč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oha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hat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oj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ř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řá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ran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“bránit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bra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rub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roub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ru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scén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ervato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ku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stru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uš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š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vo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é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bvykl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e “zvyk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byč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ydl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ydl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ýv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ývací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rovnou obývat? (pokoj zmizelo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c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ce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c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c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chrom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rom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hu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uť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i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cit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čivi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či + vid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t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citnout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ó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ch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ch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dál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dál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kt to stojí za fantoma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dden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ZZ: d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dedáv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áv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emy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dem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esl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l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devša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ša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ez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v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hade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dh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had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á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i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jakživ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jinu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in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kd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d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kud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kudy/kde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dkudkol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dku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kud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dku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leh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hk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lét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dlet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li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l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mal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l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mít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k fantomu přemítat, zamít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dml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mlč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něku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ěk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nepamět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paměť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amě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dniku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ik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nož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h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ol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dol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, zdol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dp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pá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počí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dpoči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pově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poví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půr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por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shor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ho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souzený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sou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stí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tín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dstř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stře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st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stoup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sud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dosud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ds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su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taži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tá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teď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ď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to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téc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va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vě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ě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větv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ěte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enzi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fenziv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enzí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fici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f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fsaj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ffsi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hav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h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hla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la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h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hán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hře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hří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jedině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edi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kamži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kamži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káza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áz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kl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k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kol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ol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k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kr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ktaed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kup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up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kur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urek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, podobně esej/esej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kus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kus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i k zakusit? nebo od kousnout/kous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l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lov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lš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lt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me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mel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mrá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r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-line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ak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ehd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d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li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n_ + _li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ad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ak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a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enc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 + car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e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ět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lách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láchnou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plý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ly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omíj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pome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o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on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o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ráv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áv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ros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st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tim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che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din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ře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aniz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asm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gaz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gasmus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ien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igin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l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na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o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t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amě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á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i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iv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škli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l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m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mifiná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m + finále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o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ta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st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t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tě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ě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troh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asi ostr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tro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tru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ostr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tružin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str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t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ty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tých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tých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zdálenější etymo stydět 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u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e “soudit” “soud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vobozenec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svobozene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áč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á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t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tevří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vří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a zavřít, nebyl to v 2.0 kandidát na fantomový lexé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těž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etymologicky táhnou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to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éc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ro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říci, ale to je asi dávná etymologi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ukej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tdooro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utdo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tf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tsid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utsi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v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vá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v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v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vo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x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zdrav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zdra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zó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zon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zube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u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c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ci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desá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des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desát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desá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ád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asi od padat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ád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dou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hor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hý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k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k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á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ačin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a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iati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is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u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mě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mět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měť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mpeli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ncí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ndu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n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n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n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n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ntof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e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r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rs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yr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adig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_ + _dig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ado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afrá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_ + fráz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al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alyz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ra_ + lyz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anoi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ap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ř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az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c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cha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ci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d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ře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fé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k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k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r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ár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la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á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icip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t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n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yz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u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s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á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šij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iv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š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š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t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ENTNUM</text:p>
          </table:table-cell>
          <table:table-cell office:value-type="string" calcext:value-type="string">
            <text:p>ZZ: pát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t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te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nác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tnác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t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t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rici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i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r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ro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uš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ušá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u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vi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vil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vil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vla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vo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éč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č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če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éci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c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d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el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gmat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k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ěk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le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l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lo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lyně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ě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ná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nal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ndl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end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ni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ní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n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nzió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nz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cep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ř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fek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form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rformovat</text:p>
          </table:table-cell>
          <table:table-cell office:value-type="string" calcext:value-type="string">
            <text:p>CHECKDIRECTION</text:p>
          </table:table-cell>
          <table:table-cell office:value-type="string" calcext:value-type="string">
            <text:p>ZZ: nebo obráceně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gam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g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n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son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spekt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vit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zeku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ěš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ěš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simis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ě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stic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s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st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ětistov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ět + stovka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trž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uge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v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otosho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oto + sho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a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íč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íc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íchnout</text:p>
          </table:table-cell>
          <table:table-cell office:value-type="string" calcext:value-type="string">
            <text:p>CHECKDIREC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íď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g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kan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kn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í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lí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l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lo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k neživ pilo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nz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oný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í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r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ís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ísem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ísmo? písem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ís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šk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ískov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ís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ísmen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ísm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í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št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sto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tom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t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x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žm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z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á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k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ác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lác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cat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lác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ceb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cen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ch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c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ho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k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k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k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t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ápo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š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lach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á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áš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s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stick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t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tfor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t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át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v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plav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z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laz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z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zm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z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e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eistocé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ej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em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e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én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e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es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les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é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e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etiv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e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í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ís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i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liv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íž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och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“plochý” bude asi primárnějš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od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o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o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lo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om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ot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ouž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arianta k plíž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u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ou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y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ýt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z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bíz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bíd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blíž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líž</text:p>
          </table:table-cell>
          <table:table-cell office:value-type="string" calcext:value-type="string">
            <text:p>COMPAR</text:p>
          </table:table-cell>
          <table:table-cell office:value-type="string" calcext:value-type="string">
            <text:p>ZZ: blíž je komparativ, tak blízk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chmu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mur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chod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ch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chyb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chyb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čí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čí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c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ct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cel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l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ch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dej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daj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d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dru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u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ezír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dez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ezřen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ří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dhl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led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ód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div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div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divuho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lož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dlo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dma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ně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dní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ni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dni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n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s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nož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noh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dob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domác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omáck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poř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souvisí s podpírat/opírat/zapří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dpovrcho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vrch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povrchov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dr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ůst (V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ruž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druh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dsta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alk k substance, tedy od “stát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dstoup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toup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tó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ó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u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dvědom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dvědomí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vědom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dvod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od vodn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dzemní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země nebo zemn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ez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h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h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hl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hlt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zkontrolovat fantom u zahlt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hov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hov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hřbí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hřbito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hrom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hřmot?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i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in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jedno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edno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jez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jížd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j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ká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každé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ZZ: souvisí s “každý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k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klad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klad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kl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i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k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ko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ko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kra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a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kry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krý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ku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ó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d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OLLOQ</text:p>
          </table:table-cell>
          <table:table-cell office:value-type="string" calcext:value-type="string">
            <text:p>ZZ: policis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ld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em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ev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lev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lexém pro slevit a ulev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lév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é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l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íč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íč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lic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i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ó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št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y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l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malič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malu</text:p>
          </table:table-cell>
          <table:table-cell office:value-type="string" calcext:value-type="string">
            <text:p>DIMIN</text:p>
          </table:table-cell>
          <table:table-cell office:value-type="string" calcext:value-type="string">
            <text:p>ZZ: zvláštní dim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malouč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malu</text:p>
          </table:table-cell>
          <table:table-cell office:value-type="string" calcext:value-type="string">
            <text:p>DIMIN</text:p>
          </table:table-cell>
          <table:table-cell office:value-type="string" calcext:value-type="string">
            <text:p>ZZ: pěkné dim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mal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ZZ: po málu? mál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meran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měr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m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mní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c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několikáté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ěkolikát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ěkud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ořen pronominální “někd”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n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nur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ořit se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operač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perace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operačn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cor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ras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as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řed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d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dložka nebude v derinetu. Nebo od předn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případě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íp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ul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ulá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ul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pul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ó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řa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řada? po řadě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řád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r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rcel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r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r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rot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ro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rozvodo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zvod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rozvodov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rsch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r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rtfoli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r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rtré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šeti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sl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zaslat, přeslat, to by měl být fantomový lexé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slep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lep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léze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slíč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mě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mí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měš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mě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mr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m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píc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ěch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píš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ěch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š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starš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arý</text:p>
          </table:table-cell>
          <table:table-cell office:value-type="string" calcext:value-type="string">
            <text:p>COMPAR</text:p>
          </table:table-cell>
          <table:table-cell office:value-type="string" calcext:value-type="string">
            <text:p>ZZ: od komparativ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štěs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štěst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tra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a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tran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a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třeh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řeži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od postřeh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stři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třík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tr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tulá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tul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t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toup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tup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up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un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u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vá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vě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tác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ta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áz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tažm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tá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té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jako “přitom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t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tich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ich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tíž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ěžký, nebo tíže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tk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tles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lesk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tmě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tom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ARENTPRON</text:p>
          </table:table-cell>
          <table:table-cell office:value-type="string" calcext:value-type="string">
            <text:p>ZZ: stejně jako přitom nebo prot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třeb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třeb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třeb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tvo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voři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zkontrolovat stvůr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tyč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ýk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u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up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u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u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uzd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vědom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ědom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v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l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vin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etymo: uznat vinný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vo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z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vy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ó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zad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a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zad morflex nezná, zád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žá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žá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zdě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zdní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ozdě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zem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budou souviset se “zemí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zems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z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ziti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zo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ří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zoruhod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hodný pozoru, kompozitu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zvol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vol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á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c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cujíc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ac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á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hnou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máme spojené s pražit?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k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aktik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alin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m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p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s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as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a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ávě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x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ázd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ž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á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až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c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ch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ach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prdě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bí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ebě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ciz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eč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ček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chozí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chodit, předcháze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d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ed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čí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čí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d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ložku v derinetu nemá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dem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ARENTPREPOS</text:p>
          </table:table-cell>
          <table:table-cell office:value-type="string" calcext:value-type="string">
            <text:p>ZZ: souvisí s př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devší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še</text:p>
          </table:table-cell>
          <table:table-cell office:value-type="string" calcext:value-type="string">
            <text:p>PARENTPR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di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k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jím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jíma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roč ne normální jím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dko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l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k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m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lon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on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mě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ení to speciální typ? (objekt/subjek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dmlu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lu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dnáš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ní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PARENTPREPOS</text:p>
          </table:table-cell>
          <table:table-cell office:value-type="string" calcext:value-type="string">
            <text:p>ZZ: od “před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dpokla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lást/klád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dpok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ko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sed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e sedě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dsevzí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z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stavený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dstavený (A)</text:p>
          </table:table-cell>
          <table:table-cell office:value-type="string" calcext:value-type="string">
            <text:p>CONVE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ředstoup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toup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pro vystoupit/nastoupit/odstoupit..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dsud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dsuz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edtím</text:p>
          </table:table-cell>
          <table:table-cell office:value-type="string" calcext:value-type="string">
            <text:p>D</text:p>
          </table:table-cell>
          <table:table-cell/>
          <table:table-cell table:style-name="ce2" office:value-type="string" calcext:value-type="string">
            <text:p>PARENTPRON</text:p>
          </table:table-cell>
          <table:table-cell table:style-name="ce2" office:value-type="string" calcext:value-type="string">
            <text:p>ZZ: typ “přitom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dzahrád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hrád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zvě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vě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f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fe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ehluš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luš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houp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oup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kup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kup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kvap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kandidát na fantom lexém “kvapit”? (ukvapit, kvapně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l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u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ém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mi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mi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emí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í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mi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emí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emít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nat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tál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p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pad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é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er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ro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shranič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rani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si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íl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s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ss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sti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v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ev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se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od vis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vl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vléc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vlék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evléc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v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evýš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ýš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zen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zid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zídi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sidi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z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řáhnou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bě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bě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b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buzný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íbuz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ičemž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ARENTPRON</text:p>
          </table:table-cell>
          <table:table-cell office:value-type="string" calcext:value-type="string">
            <text:p>ZZ: typ “přitom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č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í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říč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ď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ihloup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loup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ihrád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řihradit?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hranič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rani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jem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řijm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kl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klon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k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koř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ikro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kro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kr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krý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k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ilb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leb? lebka?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ilé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ile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ležitos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bude souviset s “ležet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liš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i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ima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im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imáčk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čkat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máčknou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imá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imá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ale vazba na prim/prima tu cítit j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imá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i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měř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í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mě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mís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imě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mít (někoho k něčemu?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imit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iti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m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ím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n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inci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iori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ior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ipojiště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pojis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ipomín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ebude souviset s “mnít” nebo něčím podobný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rod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aslovansky asi souvisí s rození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šer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šer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s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í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íští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etymologicky od “příchod”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střeš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řech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s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su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ita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t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ítěž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tí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tm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to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téc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it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odkaz se nechytí, zájmena v derinetu nemáme (podobně jako “proto”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tom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řit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vě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věs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věti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vě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vilegi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iv_ + leg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vlas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vlastn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vo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véz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z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ízrač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řízr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zra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rak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zvis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v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k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bíh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“běžet”/”běhat”, nebo fantom “bíhat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blé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č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du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n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c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ces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čpa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č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kompozit warum denn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dr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át (V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draž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ahý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fantom pro zdražit a vydraž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du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dyš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de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fe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ioná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fe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f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fesionál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f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fesioná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f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gnó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gra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hib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je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jek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v češtině si nejsem jistý, jestli mluvčím paralela k bijekcím a injekcím naskakuj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jekt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jekt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lo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men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mi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mí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mít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mo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moka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mo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ni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ni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pag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pás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pá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pi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pisovac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poč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počít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por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ro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si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spě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spek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sper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spe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st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stitu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stoup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toup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střed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střed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prostřed asi nemáme, co střed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střed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stř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stří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tří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pro zastří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st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tup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s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sví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sví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tagonis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te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tějš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ti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dlož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te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te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té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tiv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dlož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tiv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ti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t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nebude to širší (i když asi uzavřená) slovotvorná skupina? Podobně asi “proč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tok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u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u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u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áz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o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eni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vinč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vinc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viz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izóri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vizori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izo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ok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o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voz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vozní (A)</text:p>
          </table:table-cell>
          <table:table-cell office:value-type="string" calcext:value-type="string">
            <text:p>CONVERS</text:p>
          </table:table-cell>
          <table:table-cell office:value-type="string" calcext:value-type="string">
            <text:p>ZZ: zpodstatnělá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vžd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žd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ó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zatím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zatí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s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s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ůčel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el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ůdu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dých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ůduš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ůdu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u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ůjez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j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ůli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l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ůpla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ůplava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roplavat? Průplavat asi nebud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ůpra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pravi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c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ůře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řez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ůsmy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smý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ůtrž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tr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ův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v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ův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v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ůvodč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v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už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u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ůzrač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ra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v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v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vořad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vý + řa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voroze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vý + roze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vot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vot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vo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v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votříd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v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PARENTNUM</text:p>
          </table:table-cell>
          <table:table-cell office:value-type="string" calcext:value-type="string">
            <text:p>ZZ: jak spojit s číslovkou prvn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yč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yč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yskyř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ý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s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šen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seudony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seudo_ + _ny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ovod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es + vo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stru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sych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sycho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táč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á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t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t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ber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blicis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blici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blik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blik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blik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blik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á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chý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ů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di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ůdory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ůj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ů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ůldruh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ůl + druh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l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ůlhod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ůllit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ůl + lit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ůlnoc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ompozitum, polovina noc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l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ls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l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l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m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n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n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nčo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p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p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p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p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ůsob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ůsob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ůsob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ů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st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d “pustý” (nechat pustým?), nebo obráceně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st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ustit? co je primárnějš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ty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ůvab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ábit? váb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ůvo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zz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ý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y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y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yrami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yré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yr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yro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ys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yt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ytlí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IMIN</text:p>
          </table:table-cell>
          <table:table-cell office:value-type="string" calcext:value-type="string">
            <text:p>ZZ: pyte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yžam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c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cho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acho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cion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á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ád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ád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řa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a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d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diká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dikál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ádi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d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ádob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ád + b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ován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d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ov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imárnější rá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ádž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finer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fin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gb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á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k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k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ák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ll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lly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á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m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m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mpou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á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n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nd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áno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p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ap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apíka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řapí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a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šel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š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š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t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tole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z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áze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á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z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z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áz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á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akt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ak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al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ál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ál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éb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cen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cep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cepč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cep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cep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ce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cidi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cykl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ykl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ig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du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uk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erend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fe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fer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lekt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flex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le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for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fré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g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gi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gi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gulé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u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habilit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bilit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řeh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jstř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e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kla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klam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kombinan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konvalesc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ko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krut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kr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kvie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kviz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ev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ié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i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ikv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em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emes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mí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naul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nez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nesan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nomé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n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ntg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e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rto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l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po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ort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re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rí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rodu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roč kompozitu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p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ubliká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publi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put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put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řeš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so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sp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spektive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spond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tri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etě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étor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tribu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tro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é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vere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v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viv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vol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volu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volv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vu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ez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zer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zervoá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zerv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zerv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zid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ž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zign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ži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zist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zis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zolu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zon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zonovat</text:p>
          </table:table-cell>
          <table:table-cell office:value-type="string" calcext:value-type="string">
            <text:p>VARI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zo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onovat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zo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íci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íd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“řád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říd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íj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ím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i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íš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skan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s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sk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riskov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ři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í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t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v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vi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zi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ó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us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d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primárnější “rod”, nebo rod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hl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ho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k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l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l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l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lnič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m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m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man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pu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tu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uch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u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uš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uch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u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v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vněž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od “rovně”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v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zbě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bě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bí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ozbě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ch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ej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čil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čílit 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zesl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l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pro poslat/obesl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zestoup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oup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est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estoup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hodč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hod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hod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á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hra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ra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in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rozin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jím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jím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kl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klá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klád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ozlo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k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ekl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ko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zkvě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kv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lé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ozle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lét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ét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mani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zm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marý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zmys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mysl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p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pad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pak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zpín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nou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kandidát na fantom pro zapínat, vypínat, rozepínat, spín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zptýl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y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stř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stře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todiv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v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to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éci, to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ztomil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milý, romil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ztrži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ztrh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trž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tr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va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vá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věd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ěd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ver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zv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zv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ev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tu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bá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b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b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br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š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kojm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ks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l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ů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stik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t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ů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ůz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v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v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y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ybí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ych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ý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ý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ý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y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ý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ytí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ytmic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ytm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ý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yz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blo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char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char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ach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ád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far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f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fr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á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ha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kr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á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á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á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á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lo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lvě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m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m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m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mo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ENTPRON</text:p>
          </table:table-cell>
          <table:table-cell office:value-type="string" calcext:value-type="string">
            <text:p>ZZ: sám, sam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ampi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mp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mura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nd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n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n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á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ranč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rdin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rkas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r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rvá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r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š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s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t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át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tel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té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tič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a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ti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tisfa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át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t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v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v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bě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bír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cé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hé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hůd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od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ci-fi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i-f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rip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belít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be_ + líto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ce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da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ZZ: asi Sedan (město), těch typů bude ví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dativ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edesá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edesá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d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di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dimentá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di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d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dm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edomodr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šedý + modr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edozele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šedý + zele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e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é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g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ég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st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j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ej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ke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kre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kr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kret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k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kulá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ku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kundá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kun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kv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ky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le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el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m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maf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m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min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mk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mknou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dvi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i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ti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timent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ti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nz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z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ep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ept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ep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pt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e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é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eri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eř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ióz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er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er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ér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ír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rvír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ví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rvi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ža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shor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ho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sl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l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poslat, odesl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s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est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es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es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es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estnác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estnác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stoup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toup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stři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stříh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su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s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et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v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zna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zó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f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fin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lu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lu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o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d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o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or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o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hor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ow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owbyzny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w + byzny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owroo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w + roo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iben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ce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ch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ídl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imárnější možná sídl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emen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f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g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gn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gnifikan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gn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gno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gn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íj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k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km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kov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í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í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lik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li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ločá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íla + čá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lu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mpan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mu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í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nd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ng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n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i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í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í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í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é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ro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r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e širok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i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í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tc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ít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íť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lemma sít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tuov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ituace? situ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kád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afan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á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ká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al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alp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and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an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anz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kare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a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keb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el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ep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ic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ladiště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lad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kleb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le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leró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lon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lu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louz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luzav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louz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o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k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kodolib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škoda + lib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kodov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ko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ok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ák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k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ol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lá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ořáp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ór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oř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oro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oup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kráb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škráb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ř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ří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rín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reen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ří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kro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rom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rov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kr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škrta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rozumí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kr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rýš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rýš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rz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kub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u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ul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ulp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up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ut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ú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vě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jak spojis s kvíst/kvést/skvěl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kví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vr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ý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ab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ab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la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a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d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lág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lahou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al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á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la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a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av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av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primárnější sláva? slav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leche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šlech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eč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le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lépě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lap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ep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í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í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im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i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og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o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o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o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o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oupcovi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loupe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ouž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u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u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unovr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unce + vrac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uš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užeb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užb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yš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arag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artph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m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až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mej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ě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í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měroda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měr + d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m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et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et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smé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í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ích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mí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mo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ok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mou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rd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r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mrn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rš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rtonos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mrt + nos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mů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ut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na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nad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na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ně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n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ně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jm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ní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ní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no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noub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nub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noub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ňů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b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b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cial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ciál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ci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ciet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f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of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ft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ój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k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k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lá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idá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ó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ná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n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p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pr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rti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ortk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tv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bě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bě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běž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bě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bo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“sebrat” 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uč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in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činit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d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primární soudit, nebo soud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udruh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ru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uhla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hlas, hlás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u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ukrom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umě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mě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pe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upra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prav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pro doprava? náprav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ou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urozen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s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ous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utě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ěs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tě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uvrstv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rstv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ač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ag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al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alin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spálit/spalov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a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ani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n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á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á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art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a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at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ěc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ci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cifik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e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ej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ktr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kul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ekul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pen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endl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er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rm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e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í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i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irá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it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í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lách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lá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leť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l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pl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oče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očí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očí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oleč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ol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olé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olu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olubydlíc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olubydlící (A)</text:p>
          </table:table-cell>
          <table:table-cell office:value-type="string" calcext:value-type="string">
            <text:p>CONVERS</text:p>
          </table:table-cell>
          <table:table-cell office:value-type="string" calcext:value-type="string">
            <text:p>ZZ: zpodstatnělá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ontán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onz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oř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or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o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orť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o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řád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í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atek</text:p>
          </table:table-cell>
          <table:table-cell office:value-type="string" calcext:value-type="string">
            <text:p>: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rá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ravedli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r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ri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ropitné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p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ost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ost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pu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ra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rá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r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rá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raz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rd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r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r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rou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rš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r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á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bi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cioná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di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d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ád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á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af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af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gn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á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amga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milió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 + milión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nda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nov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r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ajímavé, asi nijak nesouvisí se starý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řič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ar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rý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teč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t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tis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ti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ťá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veniště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v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éb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ěd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f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h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ěh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j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ě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ě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én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ě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ěn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e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ěp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ěrb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reo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ri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ěr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ro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ěst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ěží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íž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ez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ěžov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íže, těžk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í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íh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imu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imul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íp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štíp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pend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í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ít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ští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mí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tm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d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j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tá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okoru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 + koruna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t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lic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tůl (ale přes němčinu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on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p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r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tisí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u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ťou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ž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a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ach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tra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á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a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btw máme připojeno strakatý? - nemá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á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a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aš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ate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ea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e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e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emhla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lav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spíš kompozitum - strm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ře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eví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ev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ež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íb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í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ídm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ří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říknout</text:p>
          </table:table-cell>
          <table:table-cell office:value-type="string" calcext:value-type="string">
            <text:p>CHECKDIREC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rik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ízli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m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o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o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ouh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struh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uč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ůj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oj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uk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uktur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uktu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u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ý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ž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trhnou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yd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de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udi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u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ude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dně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ud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u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ů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upid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v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v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y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yl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y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bst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bstrá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bsysté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sté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bti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bwoof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c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d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soud? soud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u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ů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lf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lt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m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um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mm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un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p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up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upl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up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rf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ro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rreal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alism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sh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uš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spen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us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teré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t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u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vený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vá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ač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va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vag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á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vář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a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atý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ěd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polu-vědět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ě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věd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ves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ě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ětl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ví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ětnic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větl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e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ěž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vi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i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is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išt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i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vi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ít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imárnější světl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it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vít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íz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iž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ob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o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véz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rch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rch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rchova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rch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r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ů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v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ůj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w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mbió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metr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ympóz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mpt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nago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ndik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ndr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nonym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ynté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y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ý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ro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sté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ž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b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bl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bl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áb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bu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bu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á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dy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jem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ouvisí s taj/tajemstv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k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ké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kh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křk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ktéž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ak + též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k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kto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“tak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kž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kzva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ompozitu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l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lí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lism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l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m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mh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ámh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amh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od ta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mpo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tampó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mtéž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am + týž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nde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n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á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p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ri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á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x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x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áz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ch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tr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at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chni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od “technický”? co je v č. primárnějš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éci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č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ď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d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COLLOQ</text:p>
          </table:table-cell>
          <table:table-cell office:value-type="string" calcext:value-type="string">
            <text:p>ZZ: varianta k ted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enag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hdy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ěhot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íže, tíha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ě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ě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é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ma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é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m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éměř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mpera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mp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mpom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mpo + _m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nd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n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ni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nkrá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ompozitum s demonstrative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n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n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oré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o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p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prv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asi od “první”, ale synchronně mrtvé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rap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ra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r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ré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ritor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rm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rmo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m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rmin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rmo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rmo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ror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r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ěš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ěs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ěs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stoster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te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x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xt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éž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ěžiště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íh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ěž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ěžko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ěžký, nebo k těž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ěžk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asi od tíž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rill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houn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ichounk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c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íh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ěžký, co je primárnějš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íh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íže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nk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sí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ská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s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t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těr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tu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tul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tul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kv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l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la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la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les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les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louci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luko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louc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lum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lumo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lu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lus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m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al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a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bog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bol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l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le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lik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mb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p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p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ó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rná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rpé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rz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t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asi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tož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též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uchp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uch + p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u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u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vary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xic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b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f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ged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j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jektor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ka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kt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á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mpol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mva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nzis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pa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p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áp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p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áp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řáseň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řá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řá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u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á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áv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řeb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ef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é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en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en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én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enýr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enc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cože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řeš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e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es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je primárnější trest nebo trest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ře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řet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ři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řetiho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řetí + hory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řetino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řetina</text:p>
          </table:table-cell>
          <table:table-cell office:value-type="string" calcext:value-type="string">
            <text:p>PARENTNU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et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ez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iatl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bu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ibuná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řicát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řice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řicí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řice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pozor,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říd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říd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i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řím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říměsíč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ři + měsíc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ří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řískat</text:p>
          </table:table-cell>
          <table:table-cell office:value-type="string" calcext:value-type="string">
            <text:p>CHECKDIRECTION</text:p>
          </table:table-cell>
          <table:table-cell office:value-type="string" calcext:value-type="string">
            <text:p>ZZ: co je primárnějš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řís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říšť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říš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ří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is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ř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ium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iumf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ium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och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jak spojit s trochu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of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oj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jí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pozor,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oji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ři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oj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ENTNUM</text:p>
          </table:table-cell>
          <table:table-cell office:value-type="string" calcext:value-type="string">
            <text:p>ZZ: od tři, ale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olejb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lej + b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op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ošič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rošk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os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s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ouf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ou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pasl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p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řpy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řt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uch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uc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uh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um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ump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ů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us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ychtý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ys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ýzeň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ýzn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žn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sunam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berkuló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b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c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dy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h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ťu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leň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lip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ň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ůně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tů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n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n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p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ú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b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b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bul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ris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rna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né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nik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š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z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uh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v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vář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var, tvář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vá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ar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varo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vo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vr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vr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y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y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yč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yf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yg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y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zájmeno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ý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yk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ý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ý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ymi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y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ýp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epe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ý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yris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bí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ěh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bik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bo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bo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brá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br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čed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č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č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čea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če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čí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účet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účetní (A)</text:p>
          </table:table-cell>
          <table:table-cell office:value-type="string" calcext:value-type="string">
            <text:p>CONVERS</text:p>
          </table:table-cell>
          <table:table-cell office:value-type="string" calcext:value-type="string">
            <text:p>ZZ: zpodstatnělé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checht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echt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ch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chvá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chvát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máme to jako fanto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úchva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chvá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chyl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chý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čin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čin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c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ct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ctyho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de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d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di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vit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div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údob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b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dol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ol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dol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důl/dole/dolů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hád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á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h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h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hle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led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hod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á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ho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hn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h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ho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j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jm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k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k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k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k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lé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le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l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le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lev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lev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, zkontrolovat slevit, polev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l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l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loh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ěkomu ulož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úlov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lo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ltimát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ltra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mývá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ý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av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vi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co je nav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ndergrou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der + groun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ni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ni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ik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niverz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niverz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niverz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n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nos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pgra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p + gra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p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plat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lat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pr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ch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prostř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stře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rostřed asi nebude v derinetu, jak spojit se střed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úřa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d “řídit” nebo “řád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r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r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ro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o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ro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úro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ost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ůst (V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roveň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ovn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put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ryv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ý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scho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ch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sil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íl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klad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kl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slov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o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tál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ál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sta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ta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stra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a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stř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stroj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troj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st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toup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sud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ou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těc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těš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terý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te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esat (Rejzek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tic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ti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t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t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top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trap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áp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trob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útrob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tul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tuli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ututlit asi nebud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útul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tuli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utulit asi nebud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útva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var, tvoř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vědom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bude souviset s “vědomím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úvo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ézt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voz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ž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závě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zav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z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z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zkostli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úzko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z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áb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g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ág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g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á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ku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lč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val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ál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nd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áp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r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rhan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rian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ři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ri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ár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. vař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r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áš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vř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á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z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áz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áz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č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cel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el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čer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četně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_čít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pro sčít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ěč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ěkov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o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čer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č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d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dle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douc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é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d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d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getariá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get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t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get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j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k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lblo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leb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ličenstv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l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lmi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možná nějak spojené s velký? Rejzek: ustrnulý tvar od velj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m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n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ě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nt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p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před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ed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nebo varianta k vpředu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ra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rdi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říc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ěřící (A)</text:p>
          </table:table-cell>
          <table:table-cell office:value-type="string" calcext:value-type="string">
            <text:p>CONVERS</text:p>
          </table:table-cell>
          <table:table-cell office:value-type="string" calcext:value-type="string">
            <text:p>ZZ: zpozdstatnělá přídavná jména by šla možná všechna najedno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rnis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ron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r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r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se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skrz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krz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s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sm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s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spo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dlož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é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stav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stav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stibu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s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stní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e zvě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ě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ter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t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ver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vnitř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nitr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vnitřek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ě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z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éz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aduk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b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ch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de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deo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d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d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k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íken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í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ký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í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n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í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ole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í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rtu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r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s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t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tam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í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ítě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í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tr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z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z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íz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kro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ro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k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á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lah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lák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a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aštov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až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láh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léci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ét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let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líd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ít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ít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l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oč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oh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loh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loni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ejspíš souvisí s loni/loňsk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máčk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čk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mži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ži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ně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ni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ni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niveč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zájmeno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n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děodol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da + odol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dn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jevůd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j + vůd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j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js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la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lejb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li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l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d “vůle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lv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n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s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št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s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fak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us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ous? (primární plurál je podzřelý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pá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pad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pi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pí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pravdě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avd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před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ARENTPRON</text:p>
          </table:table-cell>
          <table:table-cell office:value-type="string" calcext:value-type="string">
            <text:p>ZZ: souvisí s před/předn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před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ed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předlož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rab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a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atk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rtět/vrát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řa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rávo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až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ř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ř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řet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r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řís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ř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st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tá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vrt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r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t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tul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rtě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rz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r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sedě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šední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PARENTPRON</text:p>
          </table:table-cell>
          <table:table-cell office:value-type="string" calcext:value-type="string">
            <text:p>ZZ: kompozitum, všechen d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ším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šim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skut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kut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štíp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štíp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stoj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to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střeb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stříc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šud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“vš-”,”vž-” kandidát na fanto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šud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šude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teř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ti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tír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t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t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pozor, zájmeno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ů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ůl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d “vést”/veden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ulgá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ulk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ulkan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ů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ýbě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bě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běž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bíh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bí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bě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bíz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bíd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če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ýče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o nezní nemotivovaně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ýcho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CHECKDIRECTION</text:p>
          </table:table-cell>
          <table:table-cell office:value-type="string" calcext:value-type="string">
            <text:p>ZZ: vycház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ýchyl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chý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dat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ydat? vydáv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yd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ýh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yhledáva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hledávač</text:p>
          </table:table-cell>
          <table:table-cell office:value-type="string" calcext:value-type="string">
            <text:p>SARKAWRONG</text:p>
          </table:table-cell>
          <table:table-cell office:value-type="string" calcext:value-type="string">
            <text:p>ZZ: vyhledáv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yhlíd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hlíž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houp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oup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jev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jev,jevit,vyjev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ýklen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kle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kolej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le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křič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kři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kro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ro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lét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let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lo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ď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loh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ýloh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l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lo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máčk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čk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ma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mez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mez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m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ml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naklád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nalo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ni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ni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pad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pad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pad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p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pa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plách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lá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pláz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laz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pros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st (A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prost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yprovo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ro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říci, jako náro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ýr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ři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sa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sa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se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sl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l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zkontrolovat fantom poslat/zasl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yslýc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sle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so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ýstřed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ř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střiž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stři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str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stroj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syc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s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ýteč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yt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tis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tis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tr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trous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vě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věr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věr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v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věs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yvěs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voj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ývo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zbr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zbroj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ztuž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ztu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zác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za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_za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“zad” by bylo potřeba častěji, nebo “za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zájem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zdál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á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zd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d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zdu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ždy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zest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up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zhůru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“hora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z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zly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zneše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zn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zni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z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zpín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zep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zpomín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jako připomínat, není to kandidát na fantomový lexé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zruch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rušit, ruch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zrů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zrůst (V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z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ztéc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ztek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zt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ztla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ztla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b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hrmach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ellness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hisk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dg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rksho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a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outub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á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abezpe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zpeč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bles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blesknout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od blesk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bradl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adl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cel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el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chy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achy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č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ád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adní od záda, nebo obráceně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žá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adruhé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ruhé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spíš druhý, ale to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há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ahl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hl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hy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ajed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ed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jí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ákeř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a keře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kl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klá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klád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alo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kladn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alož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ko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ák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kout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kro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kroč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pro vykročit, překroč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kulis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lis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kus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kus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kandidát na fantom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ž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žel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al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al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álož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lo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alu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alud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ajímavé, nesouvisí s žalu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lu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u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aluz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ama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ma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městn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ís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mez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ez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fantom i pro vymez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min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ín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mož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c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ampi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anedlou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dlouh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nevří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zavřít/otevřít - stejný fanto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ni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ani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án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aoceáns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e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p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pá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pa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boj “za pasy”, tj. P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pl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pla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pol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pomín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n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praž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á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ářit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 zář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ž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ář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od zářit, nebo obráceně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ř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ár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ármu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rmou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rputi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árubeň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k z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se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asl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l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š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aj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as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ásnub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snoub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so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áš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ástě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stín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stoup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toup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asi fant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stří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tří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i pro předestří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tí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. stejně jako “přitom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tiš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ch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to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téc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zatéci? (sjednotit varianty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tvrze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vrd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tyl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ý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va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vázet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vadit, nebo vad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v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v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váně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on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vazad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váz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vě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ávě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věť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vět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máme to jako fanto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vla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vla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v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v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vří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k “otevřít”, fantom lexé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živ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živ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živ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zr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azš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ad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zv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blíz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líz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bož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braň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“bránit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br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brus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část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čá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čistajas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čistý + jas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dalek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álka? dál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dálk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ál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dánli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d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d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dat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de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dím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dlouha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louh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dob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dol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o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dol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dol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dráh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řekvapivě podle Rejz nejasné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dra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dr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dvi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dvi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dvi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dvi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eb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eb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eb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ď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fektiv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fektiv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eh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ehn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elé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le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elez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l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e zelený,zelenin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žel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m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mi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e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n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před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ed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dlož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že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širo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širo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esměš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měšn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espo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spodní/spodek/po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espod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dlož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e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vrub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vrubu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vru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žez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hlubo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lubo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hmot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mot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h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hol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ol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houp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oup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hus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ust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id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í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i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im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in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i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iraf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ír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e zří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ís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i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ítr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í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ive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 živ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živ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živý, živo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živobyt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ivoř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ivouc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ž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íža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íz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klid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lid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kus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esouvisí s “pokus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žla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la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latý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lá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leh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h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leti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é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lotý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lu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žlut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lu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me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má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mij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moc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o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nač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ení primárnější znak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namen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ady jde možná etymologie proti analogii, primárnější je možná znamen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namen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namenat? co je primárnějš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nameni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n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nechu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chut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v derinetu jen chutný, nebo zavest fantom chut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nehybně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hyb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nejistě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jist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jistý asi nebud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neklid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klid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klid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něl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n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nemož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možný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nenadání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nadí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v derinetu bude možná jen nadá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nervózně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rvóz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ničehoni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zajímavé, nic je tam dvakrát, takže kompozitu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n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nov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v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ov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nov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nova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žok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omb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ó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o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otav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ouf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estř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estr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ě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souvisí se “zpátky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pív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“pět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počátku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očáte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pol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ů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oplat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oplatek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pravoda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říjem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íjem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řím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ím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řístup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ístup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ronevě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pronevě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ros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st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rovoz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vo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rud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udk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rv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v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ral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rá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á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r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r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řídkakd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řídka + kd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říd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ř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r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rovn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rov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rů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ro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rza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r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těž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ěž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totož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tožný</text:p>
          </table:table-cell>
          <table:table-cell/>
          <table:table-cell office:value-type="string" calcext:value-type="string">
            <text:p>ZZ: tohle je relativně velká skupina, ta by mohla jít najedno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u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ub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u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up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u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van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v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vážně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áž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ve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venčí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n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ven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n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vě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víř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vesel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sel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věst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věs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jak spojit s pově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vlášť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k zvláště, souvisí se zvláštn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vnějš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nějš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vol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ol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v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von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zv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v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vy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vy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vý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výraz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ýrazný</text:p>
          </table:table-cell>
          <table:table-cell table:number-columns-repeated="1021"/>
        </table:table-row>
        <table:table-row table:style-name="ro2" table:number-rows-repeated="1042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6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05T16:42:00.810082896</meta:creation-date>
    <meta:generator>LibreOffice/6.3.5.2$Linux_X86_64 LibreOffice_project/30$Build-2</meta:generator>
    <dc:date>2020-08-05T20:10:37.240930400</dc:date>
    <meta:editing-duration>PT1H49M24S</meta:editing-duration>
    <meta:editing-cycles>11</meta:editing-cycles>
    <meta:document-statistic meta:table-count="1" meta:cell-count="14876" meta:object-count="0"/>
  </office:meta>
</office:document-meta>
</file>